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236" officeooo:paragraph-rsid="0016a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kdir test_repo</text:p>
      <text:p text:style-name="P1"><text:s text:c="2"/>785 <text:s/>cd test_</text:p>
      <text:p text:style-name="P1"><text:s text:c="2"/>786 <text:s/>cd test_repo/</text:p>
      <text:p text:style-name="P1"><text:s text:c="2"/>787 <text:s/>clear</text:p>
      <text:p text:style-name="P1"><text:s text:c="2"/>788 <text:s/>git</text:p>
      <text:p text:style-name="P1"><text:s text:c="2"/>789 <text:s/>clear</text:p>
      <text:p text:style-name="P1"><text:s text:c="2"/>790 <text:s/>git init</text:p>
      <text:p text:style-name="P1"><text:s text:c="2"/>791 <text:s/>clear</text:p>
      <text:p text:style-name="P1"><text:s text:c="2"/>792 <text:s/>touch test1</text:p>
      <text:p text:style-name="P1"><text:s text:c="2"/>793 <text:s/>tourch test2</text:p>
      <text:p text:style-name="P1"><text:s text:c="2"/>794 <text:s/>touch test2</text:p>
      <text:p text:style-name="P1"><text:s text:c="2"/>795 <text:s/>clear</text:p>
      <text:p text:style-name="P1"><text:s text:c="2"/>796 <text:s/>ls</text:p>
      <text:p text:style-name="P1"><text:s text:c="2"/>797 <text:s/>git add .</text:p>
      <text:p text:style-name="P1"><text:s text:c="2"/>798 <text:s/>git status</text:p>
      <text:p text:style-name="P1"><text:s text:c="2"/>799 <text:s/>git commit -m "first commit"</text:p>
      <text:p text:style-name="P1"><text:s text:c="2"/>800 <text:s/>git status</text:p>
      <text:p text:style-name="P1"><text:s text:c="2"/>801 <text:s/>clear</text:p>
      <text:p text:style-name="P1"><text:s text:c="2"/>802 <text:s/>ssh-keygen</text:p>
      <text:p text:style-name="P1"><text:s text:c="2"/>803 <text:s/>cat ~/.ssh/id_rsa.pub </text:p>
      <text:p text:style-name="P1"><text:s text:c="2"/>804 <text:s/>clear</text:p>
      <text:p text:style-name="P1"><text:s text:c="2"/>805 <text:s/>git branch</text:p>
      <text:p text:style-name="P1"><text:s text:c="2"/>806 <text:s/>git remote add origin git@github.com:HarishManen/test_repo.git</text:p>
      <text:p text:style-name="P1"><text:s text:c="2"/>807 <text:s/>git remote</text:p>
      <text:p text:style-name="P1"><text:s text:c="2"/>808 <text:s/>clear</text:p>
      <text:p text:style-name="P1"><text:s text:c="2"/>809 <text:s/>git branch</text:p>
      <text:p text:style-name="P1"><text:s text:c="2"/>810 <text:s/>git push origin master</text:p>
      <text:p text:style-name="P1"><text:s text:c="2"/>811 <text:s/>git branch prod</text:p>
      <text:p text:style-name="P1"><text:s text:c="2"/>812 <text:s/>git branch</text:p>
      <text:p text:style-name="P1"><text:s text:c="2"/>813 <text:s/>git checkout prod</text:p>
      <text:p text:style-name="P1"><text:s text:c="2"/>814 <text:s/>git barnch</text:p>
      <text:p text:style-name="P1"><text:s text:c="2"/>815 <text:s/>git baranch</text:p>
      <text:p text:style-name="P1"><text:s text:c="2"/>816 <text:s/>git branch</text:p>
      <text:p text:style-name="P1"><text:s text:c="2"/>817 <text:s/>clear</text:p>
      <text:p text:style-name="P1"><text:s text:c="2"/>818 <text:s/>touch test3</text:p>
      <text:p text:style-name="P1"><text:s text:c="2"/>819 <text:s/>git status</text:p>
      <text:p text:style-name="P1"><text:s text:c="2"/>820 <text:s/>git add test3</text:p>
      <text:p text:style-name="P1"><text:s text:c="2"/>821 <text:s/>git commit -m "prod test3 file added to repo"</text:p>
      <text:p text:style-name="P1"><text:s text:c="2"/>822 <text:s/>git status</text:p>
      <text:p text:style-name="P1"><text:s text:c="2"/>823 <text:s/>clear</text:p>
      <text:p text:style-name="P1"><text:s text:c="2"/>824 <text:s/>git branch</text:p>
      <text:p text:style-name="P1"><text:s text:c="2"/>825 <text:s/>git push origin pr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3:12:31.856870242</meta:creation-date>
    <dc:date>2018-12-17T13:12:46.451159697</dc:date>
    <meta:editing-duration>PT14S</meta:editing-duration>
    <meta:editing-cycles>1</meta:editing-cycles>
    <meta:document-statistic meta:table-count="0" meta:image-count="0" meta:object-count="0" meta:page-count="1" meta:paragraph-count="42" meta:word-count="134" meta:character-count="810" meta:non-whitespace-character-count="594"/>
    <meta:generator>LibreOffice/5.1.6.2$Linux_X86_64 LibreOffice_project/10m0$Build-2</meta:generator>
  </office:meta>
</office:document-meta>
</file>